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94600000816B09364C1EBC4C3DD.png" manifest:media-type="image/png"/>
  <manifest:file-entry manifest:full-path="Pictures/10000201000014BF000010AE95F5DA743A9EF587.png" manifest:media-type="image/png"/>
  <manifest:file-entry manifest:full-path="Pictures/100002010000099700000821CE055F68EE62936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681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49cm)" draw:image-opacity="100%" style:mirror="none" style:protect="position size"/>
    </style:style>
    <style:style style:name="gr4" style:family="graphic" style:parent-style-name="objectwithoutfill">
      <style:graphic-properties svg:stroke-width="0.102cm" svg:stroke-color="#ff9900" draw:marker-start="Circle" draw:marker-start-width="0.356cm" draw:marker-start-center="true" draw:marker-end-width="0.254cm" svg:stroke-linecap="round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9900" draw:marker-start-width="0.509cm" draw:marker-end="" draw:marker-end-width="0.254cm" svg:stroke-linecap="round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ff9900" draw:marker-start-width="0.509cm" draw:marker-end-width="0.254cm" svg:stroke-linecap="round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ff9900" draw:marker-start="Circle" draw:marker-start-width="0.356cm" draw:marker-start-center="true" draw:marker-end="" draw:marker-end-width="0.254cm" svg:stroke-linecap="round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9900" draw:marker-start="Circle" draw:marker-start-width="0.356cm" draw:marker-start-center="false" draw:marker-end-width="0.254cm" svg:stroke-linecap="round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ff9900" draw:marker-start-width="0.509cm" draw:marker-end="Circle" draw:marker-end-width="0.356cm" draw:marker-end-center="true" svg:stroke-linecap="round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ff9900" draw:marker-start="" draw:marker-start-width="0.356cm" draw:marker-end="" draw:marker-end-width="0.254cm" svg:stroke-linecap="round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draw:marker-start-width="0.509cm" draw:marker-end-width="0.509cm" draw:fill="none" draw:textarea-horizontal-align="justify" draw:textarea-vertical-align="middle" draw:auto-grow-height="false" fo:min-height="17.428cm" fo:min-width="39.428cm" fo:padding-top="0.176cm" fo:padding-bottom="0.176cm" fo:padding-left="0.301cm" fo:padding-right="0.301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512cm" fo:min-width="10.29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676cm" svg:height="12.7cm" svg:x="31.344cm" svg:y="7.976cm">
          <draw:image xlink:href="Pictures/100002010000099700000821CE055F68EE62936B.png" xlink:type="simple" xlink:show="embed" xlink:actuate="onLoad">
            <text:p text:style-name="P1"><text:s/></text:p>
          </draw:image>
        </draw:frame>
        <draw:frame draw:style-name="gr2" draw:text-style-name="P1" draw:layer="layout" svg:width="19.588cm" svg:height="15.748cm" svg:x="11.395cm" svg:y="6.071cm">
          <draw:image xlink:href="Pictures/10000201000014BF000010AE95F5DA743A9EF587.png" xlink:type="simple" xlink:show="embed" xlink:actuate="onLoad">
            <text:p text:style-name="P1"/>
          </draw:image>
        </draw:frame>
        <draw:frame draw:style-name="gr3" draw:text-style-name="P1" draw:layer="layout" svg:width="9.598cm" svg:height="12.827cm" svg:x="0.991cm" svg:y="7.849cm">
          <draw:image xlink:href="Pictures/100002010000094600000816B09364C1EBC4C3DD.png" xlink:type="simple" xlink:show="embed" xlink:actuate="onLoad">
            <text:p text:style-name="P1">`</text:p>
          </draw:image>
        </draw:frame>
        <draw:line draw:style-name="gr4" draw:text-style-name="P2" draw:layer="layout" svg:x1="2.007cm" svg:y1="10.135cm" svg:x2="1.499cm" svg:y2="9.627cm">
          <text:p/>
        </draw:line>
        <draw:line draw:style-name="gr5" draw:text-style-name="P2" draw:layer="layout" svg:x1="9.365cm" svg:y1="9.373cm" svg:x2="11.278cm" svg:y2="9.373cm">
          <text:p/>
        </draw:line>
        <draw:line draw:style-name="gr6" draw:text-style-name="P2" draw:layer="layout" svg:x1="1.499cm" svg:y1="8.611cm" svg:x2="2.769cm" svg:y2="7.595cm">
          <text:p/>
        </draw:line>
        <draw:line draw:style-name="gr6" draw:text-style-name="P2" draw:layer="layout" svg:x1="1.499cm" svg:y1="8.611cm" svg:x2="1.499cm" svg:y2="9.627cm">
          <text:p/>
        </draw:line>
        <draw:line draw:style-name="gr6" draw:text-style-name="P2" draw:layer="layout" svg:x1="9.365cm" svg:y1="9.373cm" svg:x2="9.119cm" svg:y2="9.119cm">
          <text:p/>
        </draw:line>
        <draw:line draw:style-name="gr7" draw:text-style-name="P2" draw:layer="layout" svg:x1="7.341cm" svg:y1="10.135cm" svg:x2="7.722cm" svg:y2="10.389cm">
          <text:p/>
        </draw:line>
        <draw:line draw:style-name="gr6" draw:text-style-name="P2" draw:layer="layout" svg:x1="6.96cm" svg:y1="10.77cm" svg:x2="6.579cm" svg:y2="10.389cm">
          <text:p/>
        </draw:line>
        <draw:line draw:style-name="gr5" draw:text-style-name="P2" draw:layer="layout" svg:x1="9.754cm" svg:y1="11.913cm" svg:x2="11.278cm" svg:y2="11.913cm">
          <text:p/>
        </draw:line>
        <draw:line draw:style-name="gr6" draw:text-style-name="P2" draw:layer="layout" svg:x1="9.754cm" svg:y1="11.913cm" svg:x2="9.373cm" svg:y2="11.532cm">
          <text:p/>
        </draw:line>
        <draw:line draw:style-name="gr5" draw:text-style-name="P2" draw:layer="layout" svg:x1="9.881cm" svg:y1="14.326cm" svg:x2="11.278cm" svg:y2="14.326cm">
          <text:p/>
        </draw:line>
        <draw:line draw:style-name="gr8" draw:text-style-name="P2" draw:layer="layout" svg:x1="8.992cm" svg:y1="15.215cm" svg:x2="9.881cm" svg:y2="14.326cm">
          <text:p/>
        </draw:line>
        <draw:line draw:style-name="gr5" draw:text-style-name="P2" draw:layer="layout" svg:x1="9.881cm" svg:y1="15.469cm" svg:x2="11.278cm" svg:y2="15.469cm">
          <text:p/>
        </draw:line>
        <draw:line draw:style-name="gr5" draw:text-style-name="P2" draw:layer="layout" svg:x1="9.119cm" svg:y1="16.993cm" svg:x2="11.278cm" svg:y2="16.993cm">
          <text:p/>
        </draw:line>
        <draw:line draw:style-name="gr5" draw:text-style-name="P2" draw:layer="layout" svg:x1="7.087cm" svg:y1="17.882cm" svg:x2="11.278cm" svg:y2="17.882cm">
          <text:p/>
        </draw:line>
        <draw:line draw:style-name="gr6" draw:text-style-name="P2" draw:layer="layout" svg:x1="8.611cm" svg:y1="17.501cm" svg:x2="9.119cm" svg:y2="16.993cm">
          <text:p/>
        </draw:line>
        <draw:line draw:style-name="gr5" draw:text-style-name="P2" draw:layer="layout" svg:x1="6.071cm" svg:y1="19.533cm" svg:x2="11.278cm" svg:y2="19.533cm">
          <text:p/>
        </draw:line>
        <draw:line draw:style-name="gr5" draw:text-style-name="P2" draw:layer="layout" svg:x1="5.69cm" svg:y1="21.057cm" svg:x2="11.278cm" svg:y2="21.057cm">
          <text:p/>
        </draw:line>
        <draw:line draw:style-name="gr4" draw:text-style-name="P2" draw:layer="layout" svg:x1="5.055cm" svg:y1="18.517cm" svg:x2="6.071cm" svg:y2="19.533cm">
          <text:p/>
        </draw:line>
        <draw:line draw:style-name="gr9" draw:text-style-name="P2" draw:layer="layout" svg:x1="5.69cm" svg:y1="19.914cm" svg:x2="5.436cm" svg:y2="19.66cm">
          <text:p/>
        </draw:line>
        <draw:line draw:style-name="gr9" draw:text-style-name="P2" draw:layer="layout" svg:x1="5.69cm" svg:y1="21.057cm" svg:x2="3.023cm" svg:y2="18.39cm">
          <text:p/>
        </draw:line>
        <draw:line draw:style-name="gr8" draw:text-style-name="P2" draw:layer="layout" svg:x1="6.96cm" svg:y1="19.025cm" svg:x2="6.325cm" svg:y2="18.39cm">
          <text:p/>
        </draw:line>
        <draw:line draw:style-name="gr4" draw:text-style-name="P2" draw:layer="layout" svg:x1="6.833cm" svg:y1="18.136cm" svg:x2="7.087cm" svg:y2="17.882cm">
          <text:p/>
        </draw:line>
        <draw:line draw:style-name="gr8" draw:text-style-name="P2" draw:layer="layout" svg:x1="8.865cm" svg:y1="13.31cm" svg:x2="11.278cm" svg:y2="13.31cm">
          <text:p/>
        </draw:line>
        <draw:line draw:style-name="gr8" draw:text-style-name="P2" draw:layer="layout" svg:x1="8.23cm" svg:y1="11.532cm" svg:x2="9.373cm" svg:y2="11.532cm">
          <text:p/>
        </draw:line>
        <draw:line draw:style-name="gr4" draw:text-style-name="P2" draw:layer="layout" svg:x1="6.833cm" svg:y1="9.5cm" svg:x2="6.579cm" svg:y2="9.881cm">
          <text:p/>
        </draw:line>
        <draw:line draw:style-name="gr5" draw:text-style-name="P2" draw:layer="layout" svg:x1="6.96cm" svg:y1="10.77cm" svg:x2="11.278cm" svg:y2="10.77cm">
          <text:p/>
        </draw:line>
        <draw:line draw:style-name="gr8" draw:text-style-name="P2" draw:layer="layout" svg:x1="5.055cm" svg:y1="9.119cm" svg:x2="9.119cm" svg:y2="9.119cm">
          <text:p/>
        </draw:line>
        <draw:line draw:style-name="gr5" draw:text-style-name="P2" draw:layer="layout" svg:x1="5.309cm" svg:y1="7.971cm" svg:x2="11.278cm" svg:y2="7.976cm">
          <text:p/>
        </draw:line>
        <draw:line draw:style-name="gr8" draw:text-style-name="P2" draw:layer="layout" svg:x1="2.852cm" svg:y1="10.257cm" svg:x2="5.309cm" svg:y2="7.971cm">
          <text:p/>
        </draw:line>
        <draw:line draw:style-name="gr10" draw:text-style-name="P2" draw:layer="layout" svg:x1="32.487cm" svg:y1="14.707cm" svg:x2="30.983cm" svg:y2="14.707cm">
          <text:p/>
        </draw:line>
        <draw:line draw:style-name="gr8" draw:text-style-name="P2" draw:layer="layout" svg:x1="39.345cm" svg:y1="10.262cm" svg:x2="37.44cm" svg:y2="8.357cm">
          <text:p/>
        </draw:line>
        <draw:line draw:style-name="gr8" draw:text-style-name="P2" draw:layer="layout" svg:x1="33.757cm" svg:y1="11.278cm" svg:x2="32.741cm" svg:y2="12.294cm">
          <text:p/>
        </draw:line>
        <draw:line draw:style-name="gr10" draw:text-style-name="P2" draw:layer="layout" svg:x1="32.741cm" svg:y1="12.294cm" svg:x2="30.983cm" svg:y2="12.294cm">
          <text:p/>
        </draw:line>
        <draw:line draw:style-name="gr10" draw:text-style-name="P2" draw:layer="layout" svg:x1="31.579cm" svg:y1="11.151cm" svg:x2="30.983cm" svg:y2="11.151cm">
          <text:p/>
        </draw:line>
        <draw:line draw:style-name="gr8" draw:text-style-name="P2" draw:layer="layout" svg:x1="35.027cm" svg:y1="9.881cm" svg:x2="32.868cm" svg:y2="9.881cm">
          <text:p/>
        </draw:line>
        <draw:line draw:style-name="gr6" draw:text-style-name="P2" draw:layer="layout" svg:x1="32.868cm" svg:y1="9.881cm" svg:x2="31.598cm" svg:y2="11.151cm">
          <text:p/>
        </draw:line>
        <draw:line draw:style-name="gr10" draw:text-style-name="P2" draw:layer="layout" svg:x1="37.44cm" svg:y1="8.357cm" svg:x2="30.983cm" svg:y2="8.357cm">
          <text:p/>
        </draw:line>
        <draw:line draw:style-name="gr10" draw:text-style-name="P2" draw:layer="layout" svg:x1="32.106cm" svg:y1="15.85cm" svg:x2="30.983cm" svg:y2="15.85cm">
          <text:p/>
        </draw:line>
        <draw:line draw:style-name="gr8" draw:text-style-name="P2" draw:layer="layout" svg:x1="33.884cm" svg:y1="17.12cm" svg:x2="32.106cm" svg:y2="15.85cm">
          <text:p/>
        </draw:line>
        <draw:line draw:style-name="gr10" draw:text-style-name="P2" draw:layer="layout" svg:x1="33.446cm" svg:y1="18.256cm" svg:x2="30.983cm" svg:y2="18.256cm">
          <text:p/>
        </draw:line>
        <draw:line draw:style-name="gr8" draw:text-style-name="P2" draw:layer="layout" svg:x1="35.408cm" svg:y1="19.025cm" svg:x2="35.408cm" svg:y2="18.517cm">
          <text:p/>
        </draw:line>
        <draw:line draw:style-name="gr8" draw:text-style-name="P2" draw:layer="layout" svg:x1="34.9cm" svg:y1="18.383cm" svg:x2="34.011cm" svg:y2="18.39cm">
          <text:p/>
        </draw:line>
        <draw:line draw:style-name="gr10" draw:text-style-name="P2" draw:layer="layout" svg:x1="33.63cm" svg:y1="18.637cm" svg:x2="30.983cm" svg:y2="18.637cm">
          <text:p/>
        </draw:line>
        <draw:line draw:style-name="gr10" draw:text-style-name="P2" draw:layer="layout" svg:x1="36.043cm" svg:y1="20.295cm" svg:x2="30.983cm" svg:y2="20.288cm">
          <text:p/>
        </draw:line>
        <draw:line draw:style-name="gr8" draw:text-style-name="P2" draw:layer="layout" svg:x1="36.805cm" svg:y1="19.406cm" svg:x2="36.043cm" svg:y2="20.295cm">
          <text:p/>
        </draw:line>
        <draw:line draw:style-name="gr8" draw:text-style-name="P2" draw:layer="layout" svg:x1="39.218cm" svg:y1="18.136cm" svg:x2="36.551cm" svg:y2="21.438cm">
          <text:p/>
        </draw:line>
        <draw:line draw:style-name="gr10" draw:text-style-name="P2" draw:layer="layout" svg:x1="36.551cm" svg:y1="21.438cm" svg:x2="30.983cm" svg:y2="21.431cm">
          <text:p/>
        </draw:line>
        <draw:line draw:style-name="gr5" draw:text-style-name="P2" draw:layer="layout" svg:x1="7.722cm" svg:y1="10.389cm" svg:x2="11.278cm" svg:y2="10.389cm">
          <text:p/>
        </draw:line>
        <draw:line draw:style-name="gr5" draw:text-style-name="P2" draw:layer="layout" svg:x1="2.769cm" svg:y1="7.595cm" svg:x2="11.278cm" svg:y2="7.595cm">
          <text:p/>
        </draw:line>
        <draw:line draw:style-name="gr8" draw:text-style-name="P2" draw:layer="layout" svg:x1="8.357cm" svg:y1="16.993cm" svg:x2="9.881cm" svg:y2="15.469cm">
          <text:p/>
        </draw:line>
        <draw:line draw:style-name="gr5" draw:text-style-name="P2" draw:layer="layout" svg:x1="5.69cm" svg:y1="19.914cm" svg:x2="11.278cm" svg:y2="19.914cm">
          <text:p/>
        </draw:line>
        <draw:line draw:style-name="gr5" draw:text-style-name="P2" draw:layer="layout" svg:x1="6.833cm" svg:y1="17.501cm" svg:x2="8.611cm" svg:y2="17.501cm">
          <text:p/>
        </draw:line>
        <draw:line draw:style-name="gr6" draw:text-style-name="P2" draw:layer="layout" svg:x1="6.325cm" svg:y1="18.39cm" svg:x2="6.325cm" svg:y2="18.009cm">
          <text:p/>
        </draw:line>
        <draw:line draw:style-name="gr6" draw:text-style-name="P2" draw:layer="layout" svg:x1="6.325cm" svg:y1="18.009cm" svg:x2="6.833cm" svg:y2="17.501cm">
          <text:p/>
        </draw:line>
        <draw:line draw:style-name="gr6" draw:text-style-name="P2" draw:layer="layout" svg:x1="6.579cm" svg:y1="10.389cm" svg:x2="6.579cm" svg:y2="9.881cm">
          <text:p/>
        </draw:line>
        <draw:line draw:style-name="gr8" draw:text-style-name="P2" draw:layer="layout" svg:x1="33.249cm" svg:y1="15.215cm" svg:x2="32.487cm" svg:y2="14.707cm">
          <text:p/>
        </draw:line>
        <draw:line draw:style-name="gr10" draw:text-style-name="P2" draw:layer="layout" svg:x1="35.408cm" svg:y1="18.517cm" svg:x2="34.928cm" svg:y2="18.016cm">
          <text:p/>
        </draw:line>
        <draw:line draw:style-name="gr10" draw:text-style-name="P2" draw:layer="layout" svg:x1="33.757cm" svg:y1="18.009cm" svg:x2="33.446cm" svg:y2="18.256cm">
          <text:p/>
        </draw:line>
        <draw:line draw:style-name="gr10" draw:text-style-name="P2" draw:layer="layout" svg:x1="34.928cm" svg:y1="18.009cm" svg:x2="33.757cm" svg:y2="18.009cm">
          <text:p/>
        </draw:line>
        <draw:line draw:style-name="gr10" draw:text-style-name="P2" draw:layer="layout" svg:x1="34.011cm" svg:y1="18.383cm" svg:x2="33.63cm" svg:y2="18.637cm">
          <text:p/>
        </draw:line>
        <draw:custom-shape draw:style-name="gr11" draw:text-style-name="P2" draw:layer="layout" svg:width="40.03cm" svg:height="17.78cm" svg:x="0.991cm" svg:y="5.5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0.795cm" svg:height="0.762cm" svg:x="15.596cm" svg:y="22.454cm">
          <text:p text:style-name="P3"><text:span text:style-name="T1">Serial Squid - Interface Conn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59cm" svg:x="1cm" svg:y="3.093cm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5cm" presentation:class="title" presentation:placeholder="true">
        <draw:text-box/>
      </draw:frame>
      <draw:frame presentation:style-name="Default-outline1" draw:layer="backgroundobjects" svg:width="36.026cm" svg:height="16.071cm" svg:x="2.992cm" svg:y="7.475cm" presentation:class="outline" presentation:placeholder="true">
        <draw:text-box/>
      </draw:frame>
      <draw:frame presentation:style-name="Mpr1" draw:text-style-name="MP2" draw:layer="backgroundobjects" svg:width="9.326cm" svg:height="1.911cm" svg:x="2.992cm" svg:y="26.2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11cm" svg:x="14.681cm" svg:y="26.2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11cm" svg:x="29.692cm" svg:y="26.2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1T16:23:03.156566000</meta:creation-date>
    <dc:date>2016-05-12T17:42:21.310016000</dc:date>
    <meta:editing-duration>PT2H22S</meta:editing-duration>
    <meta:editing-cycles>17</meta:editing-cycles>
    <meta:generator>LibreOffice/5.1.0.3$MacOSX_X86_64 LibreOffice_project/5e3e00a007d9b3b6efb6797a8b8e57b51ab1f737</meta:generator>
    <meta:document-statistic meta:object-count="88"/>
  </office:meta>
</office:document-meta>
</file>